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sans-serif" svg:font-family="sans-serif"/>
    <style:font-face style:name="Calibri" svg:font-family="Calibr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ComicSansMS-Bold" svg:font-family="ComicSansMS-Bold" style:font-family-generic="system" style:font-pitch="variable"/>
    <style:font-face style:name="DejaVuSans" svg:font-family="DejaVuSans" style:font-family-generic="system" style:font-pitch="variable"/>
    <style:font-face style:name="DejaVuSans-Bold" svg:font-family="DejaVuSans-Bold"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TimesNewRomanPSMT" svg:font-family="TimesNewRomanPSMT" style:font-family-generic="system" style:font-pitch="variable"/>
    <style:font-face style:name="WenQuanYi Zen Hei" svg:font-family="'WenQuanYi Zen Hei'" style:font-family-generic="system" style:font-pitch="variable"/>
    <style:font-face style:name="宋体1" svg:font-family="宋体" style:font-family-generic="system" style:font-pitch="variable"/>
  </office:font-face-decls>
  <office:automatic-styles>
    <style:style style:name="P1" style:family="paragraph" style:parent-style-name="Standard">
      <style:text-properties fo:color="#000000" style:font-name="Times New Roman" fo:font-size="30pt" fo:font-weight="bold" style:font-name-asian="ComicSansMS-Bold" style:font-size-asian="30pt" style:font-weight-asian="bold" style:font-name-complex="Times New Roman1" style:font-size-complex="30pt" style:font-weight-complex="bold"/>
    </style:style>
    <style:style style:name="P2" style:family="paragraph" style:parent-style-name="Standard">
      <style:text-properties fo:color="#000000" style:font-name="Times New Roman" fo:font-size="30pt" style:font-name-asian="DejaVuSans" style:font-size-asian="30pt" style:font-name-complex="Times New Roman1" style:font-size-complex="30pt"/>
    </style:style>
    <style:style style:name="P3" style:family="paragraph" style:parent-style-name="Standard">
      <style:text-properties fo:color="#000000" style:font-name="Times New Roman" fo:font-size="12pt" fo:font-weight="bold" style:font-name-asian="ComicSansMS-Bold" style:font-size-asian="12pt" style:font-weight-asian="bold" style:font-name-complex="Times New Roman1" style:font-size-complex="12pt" style:font-weight-complex="bold"/>
    </style:style>
    <style:style style:name="P4" style:family="paragraph" style:parent-style-name="Standard">
      <style:text-properties fo:color="#000000" style:font-name="Times New Roman" fo:font-size="12pt" fo:font-weight="bold" style:font-name-asian="TimesNewRomanPS-BoldMT" style:font-size-asian="12pt" style:font-weight-asian="bold" style:font-name-complex="Times New Roman1" style:font-size-complex="12pt" style:font-weight-complex="bold"/>
    </style:style>
    <style:style style:name="P5" style:family="paragraph" style:parent-style-name="Standard">
      <style:text-properties fo:color="#000000" style:font-name="Times New Roman" fo:font-size="12pt" fo:font-weight="bold" style:font-name-asian="TimesNewRomanPSMT" style:font-size-asian="12pt" style:font-weight-asian="bold" style:font-name-complex="Times New Roman1" style:font-size-complex="12pt" style:font-weight-complex="bold"/>
    </style:style>
    <style:style style:name="P6" style:family="paragraph" style:parent-style-name="Standard">
      <style:text-properties fo:color="#000000" style:font-name="Times New Roman" fo:font-size="12pt" style:font-name-asian="TimesNewRomanPSMT" style:font-size-asian="12pt" style:font-name-complex="Times New Roman1" style:font-size-complex="12pt"/>
    </style:style>
    <style:style style:name="P7" style:family="paragraph" style:parent-style-name="Standard">
      <style:text-properties fo:color="#000000" style:font-name="Times New Roman" fo:font-size="12pt" style:font-size-asian="12pt" style:font-name-complex="Times New Roman1" style:font-size-complex="12pt"/>
    </style:style>
    <style:style style:name="P8" style:family="paragraph" style:parent-style-name="Standard">
      <style:text-properties fo:color="#000000" style:font-name="Times New Roman" fo:font-size="12pt" style:font-name-asian="宋体1" style:font-size-asian="12pt" style:font-name-complex="Times New Roman1" style:font-size-complex="12pt"/>
    </style:style>
    <style:style style:name="P9" style:family="paragraph" style:parent-style-name="Standard">
      <style:text-properties style:font-name="Times New Roman" fo:font-size="12pt" style:font-size-asian="12pt" style:font-size-complex="12pt"/>
    </style:style>
    <style:style style:name="P10" style:family="paragraph" style:parent-style-name="Standard">
      <style:text-properties fo:color="#ffffff" style:font-name="Times New Roman" fo:font-size="12pt" fo:background-color="#000000" style:font-size-asian="12pt" style:font-size-complex="12pt"/>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writing-mode="lr-tb"/>
    </style:style>
    <style:style style:name="P13" style:family="paragraph" style:parent-style-name="Standard">
      <style:paragraph-properties fo:text-align="start" style:justify-single-word="false" style:writing-mode="lr-tb"/>
      <style:text-properties style:font-name="Times New Roman" fo:font-size="12pt" style:font-size-asian="12pt" style:font-size-complex="12pt"/>
    </style:style>
    <style:style style:name="P14" style:family="paragraph" style:parent-style-name="Standard">
      <style:paragraph-properties fo:text-align="start" style:justify-single-word="false" style:writing-mode="lr-tb"/>
      <style:text-properties style:font-name="Times New Roman"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fo:background-color="#ffffff" style:writing-mode="lr-tb">
        <style:background-image/>
      </style:paragraph-properties>
    </style:style>
    <style:style style:name="P16" style:family="paragraph" style:parent-style-name="Standard">
      <style:paragraph-properties fo:text-align="start" style:justify-single-word="false" fo:background-color="#ffffff" style:writing-mode="lr-tb">
        <style:background-image/>
      </style:paragraph-properties>
      <style:text-properties fo:color="#ffffff" style:font-name="Times New Roman" fo:font-size="12pt" fo:font-weight="normal" fo:background-color="#000000" style:font-size-asian="12pt" style:font-weight-asian="normal" style:font-size-complex="12pt" style:font-weight-complex="normal"/>
    </style:style>
    <style:style style:name="P17" style:family="paragraph" style:parent-style-name="Standard" style:master-page-name="Standard">
      <style:paragraph-properties style:page-number="auto"/>
      <style:text-properties fo:color="#000000" style:font-name="Times New Roman" fo:font-size="30pt" style:font-name-asian="TimesNewRomanPSMT" style:font-size-asian="30pt" style:font-name-complex="Times New Roman1" style:font-size-complex="30pt"/>
    </style:style>
    <style:style style:name="P18" style:family="paragraph" style:parent-style-name="Standard">
      <style:paragraph-properties fo:text-align="start" style:justify-single-word="false" style:writing-mode="lr-tb"/>
      <style:text-properties style:font-name="Times New Roman" fo:font-size="12pt" style:font-size-asian="12pt" style:font-size-complex="12pt"/>
    </style:style>
    <style:style style:name="P19" style:family="paragraph" style:parent-style-name="Standard">
      <style:paragraph-properties fo:text-align="start" style:justify-single-word="false" style:writing-mode="lr-tb"/>
      <style:text-properties fo:color="#ffffff" style:font-name="Times New Roman" fo:font-size="12pt" fo:background-color="#000000" style:font-size-asian="12pt" style:font-size-complex="12pt"/>
    </style:style>
    <style:style style:name="T1" style:family="text">
      <style:text-properties fo:color="#000000" style:font-name="Times New Roman" fo:font-size="30pt" fo:font-weight="bold" style:font-name-asian="DejaVuSans-Bold" style:font-size-asian="30pt" style:font-weight-asian="bold" style:font-name-complex="Times New Roman1" style:font-size-complex="30pt" style:font-weight-complex="bold"/>
    </style:style>
    <style:style style:name="T2" style:family="text">
      <style:text-properties fo:color="#000000" style:font-name="Times New Roman" fo:font-size="30pt" style:font-name-asian="DejaVuSans" style:font-size-asian="30pt" style:font-name-complex="Times New Roman1" style:font-size-complex="30pt"/>
    </style:style>
    <style:style style:name="T3" style:family="text">
      <style:text-properties fo:color="#000000" style:font-name="Times New Roman" fo:font-size="12pt" fo:background-color="#ffffff" style:font-size-asian="12pt" style:font-name-complex="Times New Roman1" style:font-size-complex="12pt"/>
    </style:style>
    <style:style style:name="T4" style:family="text">
      <style:text-properties fo:color="#000000" style:font-name="Times New Roman" fo:font-size="12pt" fo:font-weight="bold" fo:background-color="#ffffff" style:font-size-asian="12pt" style:font-weight-asian="bold" style:font-name-complex="Times New Roman1" style:font-size-complex="12pt" style:font-weight-complex="bold"/>
    </style:style>
    <style:style style:name="T5" style:family="text">
      <style:text-properties fo:color="#000000" style:font-name="Times New Roman" fo:font-size="12pt" fo:language="en" fo:country="none" fo:background-color="#ffffff" style:font-size-asian="12pt" style:font-name-complex="Times New Roman1" style:font-size-complex="12pt"/>
    </style:style>
    <style:style style:name="T6" style:family="text">
      <style:text-properties fo:color="#000000" style:font-name="Times New Roman" fo:font-size="12pt" fo:font-weight="normal" fo:background-color="#ffffff" style:font-size-asian="12pt" style:font-weight-asian="normal" style:font-name-complex="Times New Roman1" style:font-size-complex="12pt" style:font-weight-complex="normal"/>
    </style:style>
    <style:style style:name="T7" style:family="text">
      <style:text-properties fo:color="#000000" style:font-name="Times New Roman" fo:font-size="12pt" fo:font-style="italic" fo:background-color="#ffffff" style:font-size-asian="12pt" style:font-style-asian="italic" style:font-name-complex="Times New Roman1" style:font-size-complex="12pt" style:font-style-complex="italic"/>
    </style:style>
    <style:style style:name="T8" style:family="text">
      <style:text-properties fo:color="#000000" style:font-name="Times New Roman" fo:font-size="12pt" style:font-size-asian="12pt" style:font-name-complex="Times New Roman1" style:font-size-complex="12pt"/>
    </style:style>
    <style:style style:name="T9" style:family="text">
      <style:text-properties fo:color="#000000" style:font-name="Times New Roman" fo:font-size="12pt" fo:background-color="#000000" style:font-size-asian="12pt" style:font-name-complex="Times New Roman1" style:font-size-complex="12pt"/>
    </style:style>
    <style:style style:name="T10" style:family="text">
      <style:text-properties fo:color="#000000" style:font-name-asian="TimesNewRomanPSMT" style:font-name-complex="Times New Roman1"/>
    </style:style>
    <style:style style:name="T11" style:family="text">
      <style:text-properties fo:color="#000000" style:font-name-complex="Times New Roman1"/>
    </style:style>
    <style:style style:name="T12" style:family="text">
      <style:text-properties fo:color="#000000" style:font-name-asian="宋体1" style:font-name-complex="Times New Roman1"/>
    </style:style>
    <style:style style:name="T13" style:family="text">
      <style:text-properties fo:color="#000000" fo:font-weight="bold" style:font-name-asian="宋体1" style:font-weight-asian="bold" style:font-name-complex="Times New Roman1" style:font-weight-complex="bold"/>
    </style:style>
    <style:style style:name="T14" style:family="text">
      <style:text-properties fo:color="#ffffff" fo:background-color="#000000"/>
    </style:style>
    <style:style style:name="T15" style:family="text">
      <style:text-properties fo:color="#ffffff" style:font-name="Times New Roman" fo:font-size="12pt" fo:background-color="#000000" style:font-size-asian="12pt" style:font-name-complex="Times New Roman1" style:font-size-complex="12pt"/>
    </style:style>
    <style:style style:name="T16" style:family="text">
      <style:text-properties fo:color="#ffffff" style:font-name="Times New Roman" fo:font-size="12pt" fo:background-color="#000000" style:font-size-asian="12pt" style:font-name-complex="Times New Roman1" style:font-size-complex="12pt" style:font-weight-complex="bold"/>
    </style:style>
    <style:style style:name="T17" style:family="text">
      <style:text-properties fo:color="#ffffff" style:font-name="Times New Roman" fo:font-size="12pt" fo:font-weight="bold" fo:background-color="#000000" style:font-size-asian="12pt" style:font-weight-asian="bold" style:font-name-complex="Times New Roman1" style:font-size-complex="12pt" style:font-weight-complex="bold"/>
    </style:style>
    <style:style style:name="T18" style:family="text">
      <style:text-properties fo:color="#ffffff" style:font-name="Times New Roman" fo:font-size="12pt" fo:language="en" fo:country="none" fo:background-color="#000000" style:font-size-asian="12pt" style:font-name-complex="Times New Roman1" style:font-size-complex="12pt"/>
    </style:style>
    <style:style style:name="T19" style:family="text">
      <style:text-properties fo:color="#ffffff" style:font-name="Times New Roman" fo:font-size="12pt" fo:font-weight="normal" fo:background-color="#000000" style:font-size-asian="12pt" style:font-weight-asian="normal" style:font-name-complex="Times New Roman1" style:font-size-complex="12pt" style:font-weight-complex="normal"/>
    </style:style>
    <style:style style:name="T20" style:family="text">
      <style:text-properties fo:color="#ffffff" style:font-name="Times New Roman" fo:font-size="12pt" fo:font-weight="normal" fo:background-color="#000000" style:font-size-asian="12pt" style:font-weight-asian="normal" style:font-size-complex="12pt" style:font-weight-complex="normal"/>
    </style:style>
    <style:style style:name="T21" style:family="text">
      <style:text-properties fo:color="#4b4b4b" style:font-name="Times New Roman" fo:font-size="12pt" fo:language="en" fo:country="none" style:text-underline-style="solid" style:text-underline-width="auto" style:text-underline-color="font-color" fo:font-weight="bold" fo:background-color="#ffffff" style:font-size-asian="12pt" style:font-weight-asian="bold" style:font-name-complex="Times New Roman1" style:font-size-complex="12pt" style:font-weight-complex="bold"/>
    </style:style>
    <style:style style:name="T22" style:family="text">
      <style:text-properties fo:color="#4b4b4b" style:font-name="Times New Roman" fo:font-size="12pt" fo:language="en" fo:country="none" style:font-size-asian="12pt" style:font-size-complex="12pt"/>
    </style:style>
    <style:style style:name="T23" style:family="text">
      <style:text-properties fo:color="#4b4b4b" style:font-name="Times New Roman" fo:font-size="12pt" fo:language="en" fo:country="none" fo:background-color="#ffffff" style:font-size-asian="12pt" style:font-name-complex="Times New Roman1" style:font-size-complex="12pt"/>
    </style:style>
    <style:style style:name="T24" style:family="text">
      <style:text-properties style:font-name="Times New Roman" fo:font-size="12pt" fo:background-color="#000000"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roject Report</text:p>
      <text:p text:style-name="Standard"/>
      <text:p text:style-name="Standard"/>
      <text:p text:style-name="Standard"/>
      <text:p text:style-name="P1">CMPUT 391 Project Report</text:p>
      <text:p text:style-name="Standard"><text:span text:style-name="T1">--</text:span><text:span text:style-name="T2">Database Management Systems (Fall 2013)</text:span></text:p>
      <text:p text:style-name="P2">group members:</text:p>
      <text:p text:style-name="P2">Bowen Qi(1373662),</text:p>
      <text:p text:style-name="P2">Yuwei Duan(1309121),</text:p>
      <text:p text:style-name="P2">Guanqi Huang(1294050)</text:p>
      <text:p text:style-name="P2">Database</text:p>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3"/>
      <text:p text:style-name="P3"/>
      <text:p text:style-name="P3"/>
      <text:p text:style-name="P3"><text:soft-page-break/>Uploading module:</text:p>
      <text:p text:style-name="P6">This module allows a user to upload a single file or multiple files. User can either choose a single file from the local computer or multiple files at the same time.</text:p>
      <text:p text:style-name="P4"><text:bookmark text:name="OLE_LINK4"/><text:bookmark text:name="OLE_LINK3"/>Jsp contains:</text:p>
      <text:p text:style-name="P4">SingleUpload.jsp</text:p>
      <text:p text:style-name="P4">singleUpload.jsp</text:p>
      <text:p text:style-name="P9"><text:bookmark text:name="OLE_LINK41"/><text:bookmark text:name="OLE_LINK31"/></text:p>
      <text:p text:style-name="P6">SingleUpload.jsp creates a form which allows user to select the images that user wants to upload and also allows user to fill the information for the images. If user leave the information area blank null value will be insert into database.</text:p>
      <text:p text:style-name="P9"/>
      <text:p text:style-name="P6">SQL:</text:p>
      <text:p text:style-name="Standard"><text:span text:style-name="s"><text:span text:style-name="T3">"select group_id, group_name from groups where user_name = '"</text:span></text:span><text:span text:style-name="T3"> </text:span><text:span text:style-name="o"><text:span text:style-name="T4">+</text:span></text:span><text:span text:style-name="T3"> </text:span><text:span text:style-name="n"><text:span text:style-name="T3">username</text:span></text:span><text:span text:style-name="T3"> </text:span><text:span text:style-name="o"><text:span text:style-name="T4">+</text:span></text:span><text:span text:style-name="s"><text:span text:style-name="T3">"'"</text:span></text:span></text:p>
      <text:p text:style-name="Standard"><text:bookmark text:name="OLE_LINK2"/><text:bookmark text:name="OLE_LINK1"/><text:span text:style-name="s"><text:span text:style-name="T3">This query will get the group id and name to indicate which group the upload images belongs to</text:span></text:span></text:p>
      <text:p text:style-name="P9"><text:bookmark text:name="OLE_LINK21"/><text:bookmark text:name="OLE_LINK11"/></text:p>
      <text:p text:style-name="P9"/>
      <text:p text:style-name="P9"><text:span text:style-name="T10">singleUpload.jsp is the responder of SingleUpload.jsp. When user hit the submit button. singleUpload.jsp will inset all information of all files,</text:span><text:span text:style-name="T11"> <text:s/></text:span><text:span text:style-name="T10">thumbnail and origin images into the database.</text:span></text:p>
      <text:p text:style-name="P9"/>
      <text:p text:style-name="P7">SQL:</text:p>
      <text:p text:style-name="Standard"><text:span text:style-name="n"><text:span text:style-name="T3">getGroup</text:span></text:span><text:span text:style-name="T3"> </text:span><text:span text:style-name="o"><text:span text:style-name="T4">=</text:span></text:span><text:span text:style-name="T3"> </text:span><text:span text:style-name="s"><text:span text:style-name="T3">"select group_id from groups where group_name = '"</text:span></text:span><text:span text:style-name="T3"> </text:span><text:span text:style-name="o"><text:span text:style-name="T4">+</text:span></text:span><text:span text:style-name="T3"> </text:span><text:span text:style-name="n"><text:span text:style-name="T3">permit</text:span></text:span><text:span text:style-name="T3"> </text:span><text:span text:style-name="o"><text:span text:style-name="T4">+</text:span></text:span><text:span text:style-name="T3"> </text:span><text:span text:style-name="s"><text:span text:style-name="T3">"' and user_name = '"</text:span></text:span><text:span text:style-name="T3"> </text:span><text:span text:style-name="o"><text:span text:style-name="T4">+</text:span></text:span><text:span text:style-name="T3"> </text:span><text:span text:style-name="n"><text:span text:style-name="T3">username</text:span></text:span><text:span text:style-name="T3"> </text:span><text:span text:style-name="o"><text:span text:style-name="T4">+</text:span></text:span><text:span text:style-name="T3"> </text:span><text:span text:style-name="s"><text:span text:style-name="T3">"'"</text:span></text:span><text:span text:style-name="T3"> </text:span><text:span text:style-name="o"><text:span text:style-name="T4">;</text:span></text:span></text:p>
      <text:p text:style-name="P7">This query is used to check if the group name exist.</text:p>
      <text:p text:style-name="P9"/>
      <text:p text:style-name="P9"><text:span text:style-name="T12">"insert into images values (" </text:span><text:span text:style-name="T13">+</text:span><text:span text:style-name="T12"> id </text:span><text:span text:style-name="T13">+</text:span><text:span text:style-name="T12"> ", '" </text:span><text:span text:style-name="T13">+</text:span><text:span text:style-name="T12"> username </text:span><text:span text:style-name="T13">+</text:span><text:span text:style-name="T12"> "' , " </text:span><text:span text:style-name="T13">+</text:span><text:span text:style-name="T12"> permit </text:span><text:span text:style-name="T13">+</text:span><text:span text:style-name="T12"> ", '" </text:span><text:span text:style-name="T13">+</text:span><text:span text:style-name="T12"> subject </text:span><text:span text:style-name="T13">+</text:span><text:span text:style-name="T12"> "' , '" </text:span><text:span text:style-name="T13">+</text:span><text:span text:style-name="T12"> place </text:span><text:span text:style-name="T13">+</text:span><text:span text:style-name="T12"> "' , '" </text:span><text:span text:style-name="T13">+</text:span><text:span text:style-name="T12"> time </text:span><text:span text:style-name="T13">+</text:span><text:span text:style-name="T12"> "', '" </text:span><text:span text:style-name="T13">+</text:span><text:span text:style-name="T12"> description </text:span><text:span text:style-name="T13">+</text:span><text:span text:style-name="T12"> "', empty_blob(), empty_blob())"</text:span></text:p>
      <text:p text:style-name="P8">This query is used to initialize a new image with two empty blobs</text:p>
      <text:p text:style-name="P9"/>
      <text:p text:style-name="Standard"><text:span text:style-name="s"><text:span text:style-name="T3">"SELECT * FROM images WHERE photo_id = "</text:span></text:span><text:span text:style-name="T3"> </text:span><text:span text:style-name="o"><text:span text:style-name="T4">+</text:span></text:span><text:span text:style-name="T3"> </text:span><text:span text:style-name="n"><text:span text:style-name="T3">id</text:span></text:span><text:span text:style-name="T3"> </text:span><text:span text:style-name="o"><text:span text:style-name="T4">+</text:span></text:span><text:span text:style-name="T3"> </text:span><text:span text:style-name="s"><text:span text:style-name="T3">" FOR UPDATE"</text:span></text:span><text:span text:style-name="o"><text:span text:style-name="T4">;</text:span></text:span></text:p>
      <text:p text:style-name="P7">This query is used to retrieve the lob_locator</text:p>
      <text:p text:style-name="P9"/>
      <text:p text:style-name="Standard"><text:span text:style-name="s"><text:span text:style-name="T3">"select THUMBNAIL from images where photo_id = "</text:span></text:span><text:span text:style-name="T3"> </text:span><text:span text:style-name="o"><text:span text:style-name="T4">+</text:span></text:span><text:span text:style-name="T3"> </text:span><text:span text:style-name="n"><text:span text:style-name="T3">id</text:span></text:span></text:p>
      <text:p text:style-name="Standard"><text:span text:style-name="n"><text:span text:style-name="T3">This query is used to get the thumbnail of the images the system just inserted into the database.</text:span></text:span></text:p>
      <text:p text:style-name="P9"/>
      <text:p text:style-name="P3">Security Module:</text:p>
      <text:p text:style-name="P6">The Security module is mainly used for some safe reasons. We use prepare sql sentence in the jave which can prevent some sql security bugs. We also provide session and request for the identification different user. If a user do not login and directly type in the url, system will jump to the login page directly. Also, after log out, we will not allow the user to use the function by just using back on the website. The session info is change from a user to a guest. We also use installation program to <text:soft-page-break/>prevent some hacker get information about our database by just review the</text:p>
      <text:p text:style-name="P6">page.</text:p>
      <text:p text:style-name="P9"/>
      <text:p text:style-name="P3">Group Module:</text:p>
      <text:p text:style-name="P9"><text:span text:style-name="T10">The Group module is fundamentally used for users manage his group and open specific images to his friends. A user can add groups by typing in only an unique </text:span><text:span text:style-name="T10">group name or delete groups by selecting a existing group name. Also , user can add or delete a user of a group by only selecting the group name and the friend's name and click the submit button.</text:span></text:p>
      <text:p text:style-name="P9"/>
      <text:p text:style-name="P4">Jsp contains:</text:p>
      <text:p text:style-name="P4">CreateGroup.jsp</text:p>
      <text:p text:style-name="P4">AddGroup.jsp</text:p>
      <text:p text:style-name="P4">DeleteGroup.jsp</text:p>
      <text:p text:style-name="P4">AddMember.jsp</text:p>
      <text:p text:style-name="P4">DeleteMember.jsp</text:p>
      <text:p text:style-name="P9"/>
      <text:p text:style-name="P4">CreateGroup.jsp is the base of the group module which contains all 4 functions:</text:p>
      <text:p text:style-name="P4">Add a group</text:p>
      <text:p text:style-name="P4">delete a group</text:p>
      <text:p text:style-name="P4">add a group member</text:p>
      <text:p text:style-name="P4">delete a group member</text:p>
      <text:p text:style-name="P4">which connect to AddGroup.jsp, DeleteGroup.jsp, AddMember.jsp and DeleteMember.jsp, repectively.</text:p>
      <text:p text:style-name="P9"/>
      <text:p text:style-name="P4">SQL:</text:p>
      <text:p text:style-name="P4">CreateGroup.jsp:</text:p>
      <text:p text:style-name="Standard"><text:span text:style-name="s"><text:span text:style-name="T15">"select group_id, group_name from groups where user_name =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s"><text:span text:style-name="T15">"'"</text:span></text:span></text:p>
      <text:p text:style-name="Standard"><text:span text:style-name="s"><text:span text:style-name="T3">This query is used to get all groups that the current user has.</text:span></text:span></text:p>
      <text:p text:style-name="P9"/>
      <text:p text:style-name="Standard"><text:span text:style-name="s"><text:span text:style-name="T15">"select user_name from users where user_name &lt;&gt;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15">This query is used to all other users that not the current user.</text:span></text:span></text:p>
      <text:p text:style-name="P9"/>
      <text:p text:style-name="Standard"><text:span text:style-name="s"><text:span text:style-name="T15">"select gl.friend_id from group_lists gl, groups g where gl.group_id = g.group_id and g.user_name =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T15"> </text:span><text:span text:style-name="s"><text:span text:style-name="T15">"'"</text:span></text:span></text:p>
      <text:p text:style-name="P6">This query is used to get all friends that the given group has.</text:p>
      <text:p text:style-name="P9"/>
      <text:p text:style-name="P5">AddGroup.jsp:</text:p>
      <text:p text:style-name="Standard"><text:span text:style-name="s"><text:span text:style-name="T15">"select * from groups where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 = group_name and user_name =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3">This query is used to check if the given group name exists.</text:span></text:span></text:p>
      <text:p text:style-name="P9"/>
      <text:p text:style-name="Standard"><text:span text:style-name="s"><text:span text:style-name="T3">"insert into groups values("</text:span></text:span><text:span text:style-name="T3"> </text:span><text:span text:style-name="o"><text:span text:style-name="T4">+</text:span></text:span><text:span text:style-name="T3"> </text:span><text:span text:style-name="n"><text:span text:style-name="T3">id</text:span></text:span><text:span text:style-name="T3"> </text:span><text:span text:style-name="o"><text:span text:style-name="T4">+</text:span></text:span><text:span text:style-name="T3"> </text:span><text:span text:style-name="s"><text:span text:style-name="T3">" , '"</text:span></text:span><text:span text:style-name="T3"> </text:span><text:span text:style-name="o"><text:span text:style-name="T4">+</text:span></text:span><text:span text:style-name="T3"> </text:span><text:span text:style-name="n"><text:span text:style-name="T3">username</text:span></text:span><text:span text:style-name="T3"> </text:span><text:span text:style-name="o"><text:span text:style-name="T4">+</text:span></text:span><text:span text:style-name="T3"> </text:span><text:span text:style-name="s"><text:span text:style-name="T3">"' , '"</text:span></text:span><text:span text:style-name="T3"> </text:span><text:span text:style-name="o"><text:span text:style-name="T4">+</text:span></text:span><text:span text:style-name="T3"> </text:span><text:span text:style-name="n"><text:span text:style-name="T3">groupName</text:span></text:span><text:span text:style-name="T3"> </text:span><text:span text:style-name="o"><text:span text:style-name="T4">+</text:span></text:span><text:span text:style-name="T3"> </text:span><text:span text:style-name="s"><text:span text:style-name="T3">"' , sysdate)"</text:span></text:span></text:p>
      <text:p text:style-name="Standard"><text:soft-page-break/><text:span text:style-name="s"><text:span text:style-name="T3">This query is used to insert the new group into the database</text:span></text:span></text:p>
      <text:p text:style-name="P9"/>
      <text:p text:style-name="Standard"><text:span text:style-name="s"><text:span text:style-name="T4">DeleteMember.jsp:</text:span></text:span></text:p>
      <text:p text:style-name="Standard"><text:span text:style-name="s"><text:span text:style-name="T15">"select * from groups where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 = group_name and user_name =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15">This query is used to check if the given group name exists.</text:span></text:span></text:p>
      <text:p text:style-name="P9"/>
      <text:p text:style-name="Standard"><text:span text:style-name="s"><text:span text:style-name="T15">"select * from group_lists where '"</text:span></text:span><text:span text:style-name="T15"> </text:span><text:span text:style-name="o"><text:span text:style-name="T17">+</text:span></text:span><text:span text:style-name="T15"> </text:span><text:span text:style-name="n"><text:span text:style-name="T15">friendName</text:span></text:span><text:span text:style-name="T15"> </text:span><text:span text:style-name="o"><text:span text:style-name="T17">+</text:span></text:span><text:span text:style-name="T15"> </text:span><text:span text:style-name="s"><text:span text:style-name="T15">"' = friend_id"</text:span></text:span></text:p>
      <text:p text:style-name="Standard"><text:span text:style-name="s"><text:span text:style-name="T15">This query is used to check is the friend name already existed in the group list.</text:span></text:span></text:p>
      <text:p text:style-name="P9"/>
      <text:p text:style-name="Standard"><text:span text:style-name="s"><text:span text:style-name="T15">"select group_id from groups where group_name =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15">This query is used to get the group id by given group name.</text:span></text:span></text:p>
      <text:p text:style-name="P9"/>
      <text:p text:style-name="Standard"><text:span text:style-name="s"><text:span text:style-name="T15">"select * from group_lists where friend_id = '"</text:span></text:span><text:span text:style-name="T15"> </text:span><text:span text:style-name="o"><text:span text:style-name="T17">+</text:span></text:span><text:span text:style-name="T15"> </text:span><text:span text:style-name="n"><text:span text:style-name="T15">friendName</text:span></text:span><text:span text:style-name="T15"> </text:span><text:span text:style-name="o"><text:span text:style-name="T17">+</text:span></text:span><text:span text:style-name="T15"> </text:span><text:span text:style-name="s"><text:span text:style-name="T15">"' and group_id ="</text:span></text:span><text:span text:style-name="T15"> </text:span><text:span text:style-name="o"><text:span text:style-name="T17">+</text:span></text:span><text:span text:style-name="T15"> </text:span><text:span text:style-name="n"><text:span text:style-name="T15">id</text:span></text:span></text:p>
      <text:p text:style-name="Standard"><text:span text:style-name="n"><text:span text:style-name="T15">This query is used to check is the user exists in the given group.</text:span></text:span></text:p>
      <text:p text:style-name="P9"/>
      <text:p text:style-name="Standard"><text:span text:style-name="s"><text:span text:style-name="T15">"delete from group_lists where group_id ="</text:span></text:span><text:span text:style-name="T15"> </text:span><text:span text:style-name="o"><text:span text:style-name="T17">+</text:span></text:span><text:span text:style-name="T15"> </text:span><text:span text:style-name="n"><text:span text:style-name="T15">id</text:span></text:span><text:span text:style-name="T15"> </text:span><text:span text:style-name="o"><text:span text:style-name="T17">+</text:span></text:span><text:span text:style-name="T15"> </text:span><text:span text:style-name="s"><text:span text:style-name="T15">" and friend_id = '"</text:span></text:span><text:span text:style-name="T15"> </text:span><text:span text:style-name="o"><text:span text:style-name="T17">+</text:span></text:span><text:span text:style-name="T15"> </text:span><text:span text:style-name="n"><text:span text:style-name="T15">friendName</text:span></text:span><text:span text:style-name="T15"> </text:span><text:span text:style-name="o"><text:span text:style-name="T17">+</text:span></text:span><text:span text:style-name="s"><text:span text:style-name="T15">"'"</text:span></text:span></text:p>
      <text:p text:style-name="Standard"><text:span text:style-name="s"><text:span text:style-name="T3">This query is used to delete the group member after all checking.</text:span></text:span></text:p>
      <text:p text:style-name="P9"/>
      <text:p text:style-name="P5">DeleteGroup.jsp</text:p>
      <text:p text:style-name="Standard"><text:span text:style-name="s"><text:span text:style-name="T15">"select * from GROUPS where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 = group_name and user_name =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15">This query is used to check is the group name exists.</text:span></text:span></text:p>
      <text:p text:style-name="P9"/>
      <text:p text:style-name="Standard"><text:span text:style-name="s"><text:span text:style-name="T15">"delete from GROUPS where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 = group_name"</text:span></text:span></text:p>
      <text:p text:style-name="Standard"><text:span text:style-name="s"><text:span text:style-name="T15">This query is used to delete the given group.</text:span></text:span></text:p>
      <text:p text:style-name="P9"/>
      <text:p text:style-name="Standard"><text:span text:style-name="s"><text:span text:style-name="T15">"select group_id from groups where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 = group_name"</text:span></text:span></text:p>
      <text:p text:style-name="Standard"><text:span text:style-name="s"><text:span text:style-name="T15">This query is used to get the group id by given the group name.</text:span></text:span></text:p>
      <text:p text:style-name="P9"/>
      <text:p text:style-name="Standard"><text:span text:style-name="s"><text:span text:style-name="T15">"update images set permitted = 2 where permitted = "</text:span></text:span><text:span text:style-name="T15"> </text:span><text:span text:style-name="o"><text:span text:style-name="T17">+</text:span></text:span><text:span text:style-name="T15"> </text:span><text:span text:style-name="n"><text:span text:style-name="T15">groupID</text:span></text:span></text:p>
      <text:p text:style-name="Standard"><text:span text:style-name="s"><text:span text:style-name="T15">This query is used to set all images that belong to the deleted group permitted to private.</text:span></text:span></text:p>
      <text:p text:style-name="P9"/>
      <text:p text:style-name="Standard"><text:span text:style-name="s"><text:span text:style-name="T15">"delete from group_lists where group_id = "</text:span></text:span><text:span text:style-name="T15"> </text:span><text:span text:style-name="o"><text:span text:style-name="T17">+</text:span></text:span><text:span text:style-name="T15"> </text:span><text:span text:style-name="n"><text:span text:style-name="T15">groupID</text:span></text:span></text:p>
      <text:p text:style-name="Standard"><text:span text:style-name="n"><text:span text:style-name="T3">This query is used to delete the friend list that related to the deleted group.</text:span></text:span></text:p>
      <text:p text:style-name="P9"/>
      <text:p text:style-name="Standard"><text:span text:style-name="n"><text:span text:style-name="T4">AddMember.jsp</text:span></text:span></text:p>
      <text:p text:style-name="Standard"><text:span text:style-name="s"><text:span text:style-name="T15">"select * from groups where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 = group_name and user_name = '"</text:span></text:span><text:span text:style-name="T15"> </text:span><text:span text:style-name="o"><text:span text:style-name="T17">+</text:span></text:span><text:span text:style-name="T15"> </text:span><text:span text:style-name="n"><text:span text:style-name="T15">usernam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3">This query is used to check is the group name exists.</text:span></text:span></text:p>
      <text:p text:style-name="P9"/>
      <text:p text:style-name="Standard"><text:soft-page-break/><text:span text:style-name="s"><text:span text:style-name="T15">"select group_id from groups where group_name = '"</text:span></text:span><text:span text:style-name="T15"> </text:span><text:span text:style-name="o"><text:span text:style-name="T17">+</text:span></text:span><text:span text:style-name="T15"> </text:span><text:span text:style-name="n"><text:span text:style-name="T15">groupName</text:span></text:span><text:span text:style-name="T15"> </text:span><text:span text:style-name="o"><text:span text:style-name="T17">+</text:span></text:span><text:span text:style-name="T15"> </text:span><text:span text:style-name="s"><text:span text:style-name="T15">"'"</text:span></text:span><text:span text:style-name="o"><text:span text:style-name="T17">;</text:span></text:span></text:p>
      <text:p text:style-name="Standard"><text:span text:style-name="o"><text:span text:style-name="T16">This query is used to get the group id by given group name.</text:span></text:span></text:p>
      <text:p text:style-name="P9"/>
      <text:p text:style-name="Standard"><text:span text:style-name="s"><text:span text:style-name="T15">"select * from group_lists where '"</text:span></text:span><text:span text:style-name="T15"> </text:span><text:span text:style-name="o"><text:span text:style-name="T17">+</text:span></text:span><text:span text:style-name="T15"> </text:span><text:span text:style-name="n"><text:span text:style-name="T15">friendName</text:span></text:span><text:span text:style-name="T15"> </text:span><text:span text:style-name="o"><text:span text:style-name="T17">+</text:span></text:span><text:span text:style-name="T15"> </text:span><text:span text:style-name="s"><text:span text:style-name="T15">"' = friend_id and group_id = "</text:span></text:span><text:span text:style-name="T15"> </text:span><text:span text:style-name="o"><text:span text:style-name="T17">+</text:span></text:span><text:span text:style-name="T15"> </text:span><text:span text:style-name="n"><text:span text:style-name="T15">id</text:span></text:span></text:p>
      <text:p text:style-name="Standard"><text:span text:style-name="n"><text:span text:style-name="T15">This query is used to check is the friend name already existed in the given group.</text:span></text:span></text:p>
      <text:p text:style-name="P9"/>
      <text:p text:style-name="Standard"><text:span text:style-name="s"><text:span text:style-name="T15">"insert into group_lists values("</text:span></text:span><text:span text:style-name="T15"> </text:span><text:span text:style-name="o"><text:span text:style-name="T17">+</text:span></text:span><text:span text:style-name="T15"> </text:span><text:span text:style-name="n"><text:span text:style-name="T15">id</text:span></text:span><text:span text:style-name="T15"> </text:span><text:span text:style-name="o"><text:span text:style-name="T17">+</text:span></text:span><text:span text:style-name="T15"> </text:span><text:span text:style-name="s"><text:span text:style-name="T15">" , '"</text:span></text:span><text:span text:style-name="T15"> </text:span><text:span text:style-name="o"><text:span text:style-name="T17">+</text:span></text:span><text:span text:style-name="T15"> </text:span><text:span text:style-name="n"><text:span text:style-name="T15">friendName</text:span></text:span><text:span text:style-name="T15"> </text:span><text:span text:style-name="o"><text:span text:style-name="T17">+</text:span></text:span><text:span text:style-name="T15"> </text:span><text:span text:style-name="s"><text:span text:style-name="T15">"' , sysdate, '"</text:span></text:span><text:span text:style-name="T15"> </text:span><text:span text:style-name="o"><text:span text:style-name="T17">+</text:span></text:span><text:span text:style-name="T15"> </text:span><text:span text:style-name="n"><text:span text:style-name="T15">notice</text:span></text:span><text:span text:style-name="T15"> </text:span><text:span text:style-name="o"><text:span text:style-name="T17">+</text:span></text:span><text:span text:style-name="T15"> </text:span><text:span text:style-name="s"><text:span text:style-name="T15">"')"</text:span></text:span></text:p>
      <text:p text:style-name="Standard"><text:span text:style-name="s"><text:span text:style-name="T15">This query is uesd to insert the friend into the group list.</text:span></text:span></text:p>
      <text:p text:style-name="P9"/>
      <text:p text:style-name="P9"/>
      <text:p text:style-name="Standard"><text:span text:style-name="s"><text:span text:style-name="T4">Login module: </text:span></text:span></text:p>
      <text:p text:style-name="Standard"><text:span text:style-name="s"><text:span text:style-name="T4">login.jsp</text:span></text:span></text:p>
      <text:p text:style-name="Standard"><text:span text:style-name="s"><text:span text:style-name="T3">Retrieve the username and password from login form in html, and validate from database. If them are correct, it will redirect to login_success.jsp, otherwise it will redirect to login_failure.html.</text:span></text:span></text:p>
      <text:p text:style-name="Standard"><text:span text:style-name="s"><text:span text:style-name="T3">SQL statement: </text:span></text:span><text:span text:style-name="s"><text:span text:style-name="T15">"select * from users where '" + userName + "' = user_name and password = '" + password + "'"</text:span></text:span></text:p>
      <text:p text:style-name="P9"/>
      <text:p text:style-name="Standard"><text:span text:style-name="s"><text:span text:style-name="T7">Register module:</text:span></text:span></text:p>
      <text:p text:style-name="Standard"><text:span text:style-name="s"><text:span text:style-name="T4">regieter.jsp</text:span></text:span></text:p>
      <text:p text:style-name="Standard"><text:span text:style-name="s"><text:span text:style-name="T4">extral_profile.jsp</text:span></text:span></text:p>
      <text:p text:style-name="Standard"><text:span text:style-name="s"><text:span text:style-name="T4">update_profile.jsp</text:span></text:span></text:p>
      <text:p text:style-name="Standard"><text:span text:style-name="s"><text:span text:style-name="T3">For the registration, you need full name, email, address, phone, username and password. We use JavaScript to validate the format of input. And first I check whether the information existed, and then insert new values into database.</text:span></text:span></text:p>
      <text:p text:style-name="Standard"><text:span text:style-name="s"><text:span text:style-name="T3"><text:s text:c="2"/>SQL statement: </text:span></text:span></text:p>
      <text:p text:style-name="Standard"><text:span text:style-name="s"><text:span text:style-name="T15">1. SELECT * from USERS WHERE USER_NAME='"+username+"'"</text:span></text:span></text:p>
      <text:p text:style-name="Standard"><text:span text:style-name="s"><text:span text:style-name="T15">2. SELECT * from persons where email ='"+email+"'"</text:span></text:span></text:p>
      <text:p text:style-name="Standard"><text:span text:style-name="s"><text:span text:style-name="T15">3. INSERT INTO USERS VALUES(?,?,sysdate)</text:span></text:span></text:p>
      <text:p text:style-name="Standard"><text:span text:style-name="s"><text:span text:style-name="T15">4. NSERT INTO persons VALUES(?,?,?,?,?,?)</text:span></text:span></text:p>
      <text:p text:style-name="Standard"><text:span text:style-name="s"><text:span text:style-name="T3">If register is successful, it will login automatically. Otherwise it requests typing information again.</text:span></text:span></text:p>
      <text:p text:style-name="P9"/>
      <text:p text:style-name="P9">For changing personal information, the password could not be null.</text:p>
      <text:p text:style-name="P9">SQL Statement:</text:p>
      <text:p text:style-name="P10">UPDATE USERS SET PASSWORD = ? WHERE USER_NAME=?</text:p>
      <text:p text:style-name="P9"/>
      <text:p text:style-name="Standard"><text:span text:style-name="s"><text:span text:style-name="T4">Search module:</text:span></text:span></text:p>
      <text:p text:style-name="Standard"><text:span text:style-name="s"><text:span text:style-name="T4">search_process.jsp</text:span></text:span></text:p>
      <text:p text:style-name="Standard"><text:span text:style-name="s"><text:span text:style-name="T3">For search module, we need user type key words and choose rank modes, which is most-recent-first or most-recent-last or ranking by the formula:</text:span></text:span></text:p>
      <text:p text:style-name="Standard"><text:span text:style-name="s"><text:span text:style-name="T5">Rank(photo_id) = 6*frequency(subject) + 3*frequency(place) + </text:span></text:span><text:soft-page-break/><text:span text:style-name="s"><text:span text:style-name="T5">frequency(description)</text:span></text:span></text:p>
      <text:p text:style-name="Standard"><text:span text:style-name="s"><text:span text:style-name="T5">The frequency indicates the number of key words in the respective columns.</text:span></text:span></text:p>
      <text:p text:style-name="P9"><text:bookmark text:name="_GoBack"/>For the rank by relevent:</text:p>
      <text:p text:style-name="P9"/>
      <text:p text:style-name="P9">SQL statement:</text:p>
      <text:p text:style-name="P9"><text:span text:style-name="T14">SELECT key0.photo_id, key0.score0 as rank, key0.timing FROM (SELECT </text:span><text:span text:style-name="T14">photo_id, 6*SCORE(1)/5 + 3*SCORE(2)/5 + SCORE(3)/5 as score0, timing FROM images WHERE CONTAINS(subject, 'key', 1) &gt; 0 OR CONTAINS(place, '1231', 2) &gt; 0 OR CONTAINS(description, 'key', 3) &gt; 0) key0 WHERE 1&gt;0 ORDER BY rank</text:span></text:p>
      <text:p text:style-name="Standard"><text:span text:style-name="T22">For <text:s/>rank by </text:span><text:span text:style-name="s"><text:span text:style-name="T23"><text:s/>most-recent-last :</text:span></text:span></text:p>
      <text:p text:style-name="Standard"><text:span text:style-name="s"><text:span text:style-name="T21">SQL Statement:</text:span></text:span></text:p>
      <text:p text:style-name="Standard"><text:span text:style-name="s"><text:span text:style-name="T18">SELECT key0.photo_id, key0.score0 as rank, key0.timing FROM (SELECT photo_id, 6*SCORE(1)/5 + 3*SCORE(2)/5 + SCORE(3)/5 as score0, timing FROM images WHERE CONTAINS(subject, '1231', 1) &gt; 0 OR CONTAINS(place, '1231', 2) &gt; 0 OR CONTAINS(description, '1231', 3) &gt; 0) key0 WHERE 1&gt;0 ORDER BY key0.timing DESC</text:span></text:span></text:p>
      <text:p text:style-name="P9">SQL Statement:</text:p>
      <text:p text:style-name="P10">SELECT key0.photo_id, key0.score0 as rank, key0.timing FROM (SELECT photo_id, 6*SCORE(1)/5 + 3*SCORE(2)/5 + SCORE(3)/5 as score0, timing FROM images WHERE CONTAINS(subject, '1231', 1) &gt; 0 OR CONTAINS(place, '1231', 2) &gt; 0 OR CONTAINS(description, '1231', 3) &gt; 0) key0 WHERE 1&gt;0 ORDER BY key0.timing </text:p>
      <text:p text:style-name="P9"/>
      <text:p text:style-name="P9">The time interval should be seperated by common </text:p>
      <text:p text:style-name="P9">SQL Statement:</text:p>
      <text:p text:style-name="P10">SELECT key0.photo_id, key0.score0 as rank, key0.timing FROM (SELECT photo_id, 6*SCORE(1)/5 + 3*SCORE(2)/5 + SCORE(3)/5 as score0, timing FROM images WHERE CONTAINS(subject, '1231', 1) &gt; 0 OR CONTAINS(place, '1231', 2) &gt; 0 OR CONTAINS(description, '1231', 3) &gt; 0) key0 WHERE ( key0.timing &gt;= to_date('01-JAN-2013', 'DD-MON-YY') AND key0.timing &lt;= to_date('21-JAN-2013', 'DD-MON-YY') ) ORDER BY rank </text:p>
      <text:p text:style-name="P9"/>
      <text:p text:style-name="P9">This is searching between 01-JAN-2013 and 21-JAN-2013</text:p>
      <text:p text:style-name="P9"/>
      <text:p text:style-name="Standard"><text:span text:style-name="s"><text:span text:style-name="T4">Display Module:</text:span></text:span></text:p>
      <text:p text:style-name="Standard"><text:span text:style-name="s"><text:span text:style-name="T3">This module is used to display a list of thumbnail images on the screen and also images’ information. Besides, it also allowed user to </text:span></text:span><text:span text:style-name="s"><text:span text:style-name="T3">update the descriptive/security information for any image.</text:span></text:span></text:p>
      <text:p text:style-name="Standard"><text:span text:style-name="s"><text:span text:style-name="T3"/></text:span></text:p>
      <text:p text:style-name="Standard"><text:span text:style-name="s"><text:span text:style-name="T4">DisplayAll.jsp</text:span></text:span></text:p>
      <text:p text:style-name="Standard"><text:span text:style-name="s"><text:span text:style-name="T3">SQL:</text:span></text:span></text:p>
      <text:p text:style-name="Standard"><text:span text:style-name="s"><text:span text:style-name="T15">SELECT PHOTO_ID,SUBJECT FROM IMAGES WHERE OWNER_NAME = '" + username + "'"</text:span></text:span></text:p>
      <text:p text:style-name="Standard"><text:span text:style-name="s"><text:span text:style-name="T3">This query is used to get all images that user has.</text:span></text:span></text:p>
      <text:p text:style-name="Standard"><text:soft-page-break/><text:span text:style-name="s"><text:span text:style-name="T3"/></text:span></text:p>
      <text:p text:style-name="Standard"><text:span text:style-name="s"><text:span text:style-name="T15">"SELECT PHOTO_ID,SUBJECT FROM IMAGES WHERE OWNER_NAME &lt;&gt; '" + username + "' AND PERMITTED = 1"</text:span></text:span></text:p>
      <text:p text:style-name="Standard"><text:span text:style-name="s"><text:span text:style-name="T3">This query is used to get all public images from the database.</text:span></text:span></text:p>
      <text:p text:style-name="Standard"><text:span text:style-name="s"><text:span text:style-name="T3"/></text:span></text:p>
      <text:p text:style-name="Standard"><text:span text:style-name="s"><text:span text:style-name="T15">"SELECT PHOTO_ID,SUBJECT FROM IMAGES A, GROUP_LISTS B WHERE OWNER_NAME &lt;&gt; '" + username + "' AND A.PERMITTED = B.GROUP_ID AND '"+username+"' = B.FRIEND_ID";</text:span></text:span></text:p>
      <text:p text:style-name="Standard"><text:span text:style-name="s"><text:span text:style-name="T3">This query is used to get all images that the user is allowed to view by other users.</text:span></text:span></text:p>
      <text:p text:style-name="Standard"><text:span text:style-name="s"><text:span text:style-name="T3"/></text:span></text:p>
      <text:p text:style-name="Standard"><text:span text:style-name="s"><text:span text:style-name="T15">"SELECT PHOTO_ID FROM IMAGES"</text:span></text:span></text:p>
      <text:p text:style-name="Standard"><text:span text:style-name="s"><text:span text:style-name="T3">This query is used to get all images from database for the administration.</text:span></text:span></text:p>
      <text:p text:style-name="Standard"><text:span text:style-name="s"><text:span text:style-name="T3"/></text:span></text:p>
      <text:p text:style-name="Standard"><text:span text:style-name="s"><text:span text:style-name="T3">Display Top 5:</text:span></text:span></text:p>
      <text:p text:style-name="Standard"><text:span text:style-name="s"><text:span text:style-name="T3">File: major.jsp</text:span></text:span></text:p>
      <text:p text:style-name="Standard"><text:span text:style-name="s"><text:span text:style-name="T3">It is used to display the images that current user has the permission to explore.</text:span></text:span></text:p>
      <text:p text:style-name="Standard"><text:span text:style-name="s"><text:span text:style-name="T3">SQL Statement:</text:span></text:span></text:p>
      <text:p text:style-name="Standard"><text:span text:style-name="s"><text:span text:style-name="T15">SELECT i.PHOTO_ID FROM (SELECT * FROM(SELECT DISTINCT COUNT_NUM FROM POPULARITY <text:s/>ORDER BY COUNT_NUM DESC) WHERE ROWNUM &lt;=5)num,(SELECT * FROM IMAGES im WHERE im.PERMITTED&lt;&gt;1 OR im.PERMITTED IN (SELECT GROUP_id FROM GROUP_LISTS WHERE FRIEND_ID='"+username+"'))i,POPULARITY p WHERE i.PHOTO_ID = p.PHOTO_ID AND p.COUNT_NUM = num.COUNT_NUM order by p.COUNT_NUM DESC</text:span></text:span></text:p>
      <text:p text:style-name="Standard"><text:span text:style-name="s"><text:span text:style-name="T3"/></text:span></text:p>
      <text:p text:style-name="Standard"><text:span text:style-name="s"><text:span text:style-name="T4">DisplayBlob.jsp</text:span></text:span></text:p>
      <text:p text:style-name="Standard"><text:span text:style-name="s"><text:span text:style-name="T15">"select THUMBNAIL from images where photo_id = "+ photo_id</text:span></text:span></text:p>
      <text:p text:style-name="Standard"><text:span text:style-name="s"><text:span text:style-name="T3">This query is used to get the thumbnail by given photo id.</text:span></text:span></text:p>
      <text:p text:style-name="Standard"><text:span text:style-name="s"><text:span text:style-name="T3"/></text:span></text:p>
      <text:p text:style-name="Standard"><text:span text:style-name="s"><text:span text:style-name="T15">"select photo from images where photo_id = "+ photo_id</text:span></text:span></text:p>
      <text:p text:style-name="Standard"><text:span text:style-name="s"><text:span text:style-name="T3">This query is used to get the origin image by given photo id.</text:span></text:span></text:p>
      <text:p text:style-name="Standard"><text:span text:style-name="s"><text:span text:style-name="T3"/></text:span></text:p>
      <text:p text:style-name="Standard"><text:span text:style-name="s"><text:span text:style-name="T4">DisplaySinglePhoto.jsp</text:span></text:span></text:p>
      <text:p text:style-name="Standard"><text:span text:style-name="s"><text:span text:style-name="T15">"SELECT COUNT_NUM FROM POPULARITY WHERE PHOTO_ID ="+photo_id</text:span></text:span></text:p>
      <text:p text:style-name="Standard"><text:span text:style-name="s"><text:span text:style-name="T3">This query is used to get a photo’s popularity.</text:span></text:span></text:p>
      <text:p text:style-name="Standard"><text:span text:style-name="s"><text:span text:style-name="T3"/></text:span></text:p>
      <text:p text:style-name="Standard"><text:span text:style-name="s"><text:span text:style-name="T15">"SELECT OWNER_NAME FROM IMAGES WHERE PHOTO_ID = "+photo_id</text:span></text:span><text:span text:style-name="s"><text:span text:style-name="T3"><text:line-break/>This query is used to get the user who owns the given image.</text:span></text:span></text:p>
      <text:p text:style-name="Standard"><text:span text:style-name="s"><text:span text:style-name="T3"/></text:span></text:p>
      <text:p text:style-name="Standard"><text:span text:style-name="s"><text:span text:style-name="T15">SELECT PERMITTED, SUBJECT, PLACE, TIMING, DESCRIPTION, OWNER_NAME FROM IMAGES WHERE PHOTO_ID =" +photo_id</text:span></text:span></text:p>
      <text:p text:style-name="Standard"><text:span text:style-name="s"><text:span text:style-name="T3">This query is used to get all information of a image.</text:span></text:span></text:p>
      <text:p text:style-name="Standard"><text:span text:style-name="s"><text:span text:style-name="T3"/></text:span></text:p>
      <text:p text:style-name="Standard"><text:span text:style-name="s"><text:span text:style-name="T15">"SELECT GROUP_NAME FROM GROUPS WHERE USER_NAME = </text:span></text:span><text:soft-page-break/><text:span text:style-name="s"><text:span text:style-name="T15">'"+username+"'"</text:span></text:span></text:p>
      <text:p text:style-name="Standard"><text:span text:style-name="s"><text:span text:style-name="T3">This query is used to get all group names that a user has.</text:span></text:span></text:p>
      <text:p text:style-name="Standard"><text:span text:style-name="s"><text:span text:style-name="T3"/></text:span></text:p>
      <text:p text:style-name="Standard"><text:span text:style-name="s"><text:span text:style-name="T15">"SELECT GROUP_NAME FROM IMAGES A,GROUPS B WHERE A.PERMITTED = B.GROUP_ID AND PHOTO_ID ="+photo_id</text:span></text:span></text:p>
      <text:p text:style-name="Standard"><text:span text:style-name="s"><text:span text:style-name="T3">This query is used to get the group that a image belongs to.</text:span></text:span></text:p>
      <text:p text:style-name="Standard"><text:span text:style-name="s"><text:span text:style-name="T3"/></text:span></text:p>
      <text:p text:style-name="Standard"><text:span text:style-name="s"><text:span text:style-name="T15">"UPDATE POPULARITY SET COUNT_NUM = COUNT_NUM +1 WHERE PHOTO_ID = "+photo_id</text:span></text:span></text:p>
      <text:p text:style-name="Standard"><text:span text:style-name="s"><text:span text:style-name="T3">This query is used to add the popularity of a photo by 1.</text:span></text:span></text:p>
      <text:p text:style-name="Standard"><text:span text:style-name="s"><text:span text:style-name="T3"/></text:span></text:p>
      <text:p text:style-name="Standard"><text:span text:style-name="s"><text:span text:style-name="T15">"INSERT INTO POPULARITY VALUES("+photo_id+","+"1)"</text:span></text:span></text:p>
      <text:p text:style-name="Standard"><text:span text:style-name="s"><text:span text:style-name="T3">Insert a photo into popularity table.</text:span></text:span></text:p>
      <text:p text:style-name="Standard"><text:span text:style-name="s"><text:span text:style-name="T3"/></text:span></text:p>
      <text:p text:style-name="Standard"><text:span text:style-name="s"><text:span text:style-name="T4">PhotoInfo.jsp</text:span></text:span></text:p>
      <text:p text:style-name="Standard"><text:span text:style-name="s"><text:span text:style-name="T19">"SELECT GROUP_ID FROM GROUPS WHERE GROUP_NAME = '"+ permission_info+ "'AND USER_NAME ='"+username+"' AND USER_NAME IS NOT NULL";</text:span></text:span></text:p>
      <text:p text:style-name="Standard"><text:span text:style-name="s"><text:span text:style-name="T6">Get a group id by given group name.</text:span></text:span></text:p>
      <text:p text:style-name="Standard"><text:span text:style-name="s"><text:span text:style-name="T6"/></text:span></text:p>
      <text:p text:style-name="Standard"><text:span text:style-name="s"><text:span text:style-name="T19">"UPDATE IMAGES SET PERMITTED = ?,SUBJECT = ?, PLACE = ?, TIMING = ?,DESCRIPTION = ? WHERE PHOTO_ID ="+photo_id</text:span></text:span></text:p>
      <text:p text:style-name="P11"><text:span text:style-name="s"><text:span text:style-name="T6">Update image’s information.<text:line-break/></text:span></text:span></text:p>
      <text:p text:style-name="Standard"><text:span text:style-name="s"><text:span text:style-name="T19">"DELETE FROM IMAGES WHERE PHOTO_ID ="+ photo_id</text:span></text:span></text:p>
      <text:p text:style-name="Standard"><text:span text:style-name="s"><text:span text:style-name="T6">Delete an image.</text:span></text:span></text:p>
      <text:p text:style-name="Standard"><text:span text:style-name="s"><text:span text:style-name="T6"/></text:span></text:p>
      <text:p text:style-name="Standard"><text:span text:style-name="s"><text:span text:style-name="T19">"DELETE FROM POPULARITY WHERE PHOTO_ID="+photo_id</text:span></text:span></text:p>
      <text:p text:style-name="Standard"><text:span text:style-name="s"><text:span text:style-name="T6">Delete the image from the popularity table.</text:span></text:span></text:p>
      <text:p text:style-name="Standard"><text:span text:style-name="s"><text:span text:style-name="T6"/></text:span></text:p>
      <text:p text:style-name="P12"><text:span text:style-name="s"><text:span text:style-name="T6">Data Analysis Module:</text:span></text:span></text:p>
      <text:p text:style-name="P13">This module is used by the system administrator (admin) to help analysis the database. Our project display a OLAP report for data analysis base on the information in the lab. Administrator will be able to specify subject, user and also different date range. Also, after the search, the administrator can choose to divide the result into per week per month per year or whole range time by selection on the radio button.</text:p>
      <text:p text:style-name="P14">DataAnalysis.jsp</text:p>
      <text:p text:style-name="P14">dataViewer.jsp</text:p>
      <text:p text:style-name="P13"/>
      <text:p text:style-name="P13">YEARLY:</text:p>
      <text:p text:style-name="P19">"create view helper as select owner_name,subject,substr(timing,8) as new_date from images where timing &lt;="+"'"+to_format+"'"+ "and timing &gt;="+ "'"+from_format+"'"</text:p>
      <text:p text:style-name="P19"/>
      <text:p text:style-name="P13"/>
      <text:p text:style-name="P13"><text:soft-page-break/><text:s/>WEEKLY:</text:p>
      <text:p text:style-name="P16">("create view helper as select to_char(timing,'mm-yyyy') as new_date from images where owner_name="+"'"+user+"'"+"and subject="+"'"+subject+"'"+"and timing &lt;="+"'"+to_format+"'"+ "and timing &gt;="+"'"+from_format+"'");</text:p>
      <text:p text:style-name="P13"/>
      <text:p text:style-name="P13"><text:s/>MONTHLY: </text:p>
      <text:p text:style-name="P16">("create view helper as select to_char(timing,'mm-yyyy') as new_date from images where owner_name="+"'"+user+"'"+"and subject="+"'"+subject+"'"+"and timing &lt;="+"'"+to_format+"'"+ "and timing &gt;="+"'"+from_format+"'");</text:p>
      <text:p text:style-name="P13"/>
      <text:p text:style-name="P13">NONE: </text:p>
      <text:p text:style-name="P15"><text:span text:style-name="T20">("create view helper as select owner_name,subject from images where </text:span><text:span text:style-name="s"><text:span text:style-name="T19">owner_name="+"'"+user+"'"+"and subject="+"'"+subject+"'"+"and timing &lt;= "+"'"+to_format+"'"+ </text:span></text:span><text:span text:style-name="T20">"and timing &gt;="+ "'"+from_format+"'");</text:span></text:p>
      <text:p text:style-name="P13"/>
      <text:p text:style-name="P13">We then use 3 different querys to select different information we need:</text:p>
      <text:p text:style-name="P13">select owner_name,subject,count(*) from helper group by owner_name,subject</text:p>
      <text:p text:style-name="P13">select owner_name,new_date,count(*) from helper group by owner_name,new_date</text:p>
      <text:p text:style-name="P13">select owner_name,subject,new_date,count(*) from helper group by owner_name,subject,new_date</text:p>
      <text:p text:style-name="P13">select new_date,count(*) from helper group by new_date</text:p>
      <text:p text:style-name="Standard"><text:span text:style-name="s"><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sans-serif" svg:font-family="sans-serif"/>
    <style:font-face style:name="Calibri" svg:font-family="Calibri" style:font-family-generic="roman" style:font-pitch="variable"/>
    <style:font-face style:name="Times New Roman" svg:font-family="'Times New Roman'" style:font-family-generic="roman" style:font-pitch="variable"/>
    <style:font-face style:name="宋体" svg:font-family="宋体" style:font-family-generic="roman" style:font-pitch="variable"/>
    <style:font-face style:name="Arial" svg:font-family="Arial" style:font-family-generic="swiss" style:font-pitch="variable"/>
    <style:font-face style:name="ComicSansMS-Bold" svg:font-family="ComicSansMS-Bold" style:font-family-generic="system" style:font-pitch="variable"/>
    <style:font-face style:name="DejaVuSans" svg:font-family="DejaVuSans" style:font-family-generic="system" style:font-pitch="variable"/>
    <style:font-face style:name="DejaVuSans-Bold" svg:font-family="DejaVuSans-Bold"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NewRomanPS-BoldMT" svg:font-family="TimesNewRomanPS-BoldMT" style:font-family-generic="system" style:font-pitch="variable"/>
    <style:font-face style:name="TimesNewRomanPSMT" svg:font-family="TimesNewRomanPSMT" style:font-family-generic="system" style:font-pitch="variable"/>
    <style:font-face style:name="WenQuanYi Zen Hei" svg:font-family="'WenQuanYi Zen Hei'" style:font-family-generic="system" style:font-pitch="variable"/>
    <style:font-face style:name="宋体1"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fo:hyphenation-ladder-count="no-limit" style:writing-mode="lr-tb">
        <style:tab-stops>
          <style:tab-stop style:position="0.2917in"/>
        </style:tab-stops>
      </style:paragraph-properties>
      <style:text-properties fo:color="#00000a" style:font-name="Calibri" fo:font-size="10.5pt" fo:language="en" fo:country="US" style:font-name-asian="WenQuanYi Zen Hei" style:font-size-asian="10.5pt" style:language-asian="zh" style:country-asian="CN"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TML_20_Preformatted" style:display-name="HTML Preformatted" style:family="paragraph" style:parent-style-name="Standard" style:default-outline-level="">
      <style:paragraph-properties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宋体" fo:font-size="12pt" style:font-name-asian="宋体1" style:font-size-asian="12pt" style:font-name-complex="宋体1" style:font-size-complex="12pt"/>
    </style:style>
    <style:style style:name="Default_20_Paragraph_20_Font" style:display-name="Default Paragraph Font" style:family="text"/>
    <style:style style:name="s" style:family="text" style:parent-style-name="Default_20_Paragraph_20_Font"/>
    <style:style style:name="o" style:family="text" style:parent-style-name="Default_20_Paragraph_20_Font"/>
    <style:style style:name="n" style:family="text" style:parent-style-name="Default_20_Paragraph_20_Font"/>
    <style:style style:name="HTML_20_预设格式_20_Char" style:display-name="HTML 预设格式 Char" style:family="text" style:parent-style-name="Default_20_Paragraph_20_Font">
      <style:text-properties style:font-name="宋体" fo:font-size="12pt" style:font-name-asian="宋体1" style:font-size-asian="12pt" style:font-name-complex="宋体1" style:font-size-complex="12pt"/>
    </style:style>
    <style:style style:name="na"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866in" style:layout-grid-ruby-height="0.0299in" style:layout-grid-mode="li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5:43:45</meta:creation-date>
    <meta:editing-cycles>6</meta:editing-cycles>
    <meta:editing-duration>PT14M48S</meta:editing-duration>
    <meta:generator>LibreOffice/3.5$Linux_X86_64 LibreOffice_project/350m1$Build-2</meta:generator>
    <dc:date>2013-11-27T16:05:59</dc:date>
    <dc:creator>Yu Duan</dc:creator>
    <meta:document-statistic meta:table-count="0" meta:image-count="0" meta:object-count="0" meta:page-count="9" meta:paragraph-count="185" meta:word-count="2150" meta:character-count="13299" meta:non-whitespace-character-count="11319"/>
  </office:meta>
</office:document-meta>
</file>